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2.8264in"/>
    </style:style>
    <style:style style:name="co4" style:family="table-column">
      <style:table-column-properties fo:break-before="auto" style:column-width="3.2374in"/>
    </style:style>
    <style:style style:name="co5" style:family="table-column">
      <style:table-column-properties fo:break-before="auto" style:column-width="1.9783in"/>
    </style:style>
    <style:style style:name="co6" style:family="table-column">
      <style:table-column-properties fo:break-before="auto" style:column-width="1.276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7291in" fo:break-before="auto" style:use-optimal-row-height="false"/>
    </style:style>
    <style:style style:name="ro4" style:family="table-row">
      <style:table-row-properties style:row-height="0.6146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purchase_20_reque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15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15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chase reque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6372" table:default-cell-style-name="ce2"/>
        <table:table-row table:style-name="ro1">
          <table:table-cell table:style-name="ce1" office:value-type="string" calcext:value-type="string">
            <text:p>Request to ECE Department for SPARC project purchases</text:p>
          </table:table-cell>
          <table:table-cell table:style-name="ce1" table:number-columns-repeated="16383"/>
        </table:table-row>
        <table:table-row table:style-name="ro1">
          <table:table-cell office:value-type="string" calcext:value-type="string">
            <text:p>Fill this out and email it to Dr. Roppel at roppeth@auburn.edu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nerally the department can provide up to $200 for your approved SPARC project.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ECE cannot reimburse you for personal purchases. Don't buy stuff and then ask ECE to reimburse you. </text:p>
          </table:table-cell>
          <table:table-cell table:style-name="ce3" table:number-columns-repeated="16383"/>
        </table:table-row>
        <table:table-row table:style-name="ro1">
          <table:table-cell office:value-type="string" calcext:value-type="string">
            <text:p>All ECE purchases are made through the AU purchasing system and must be exempt from sales tax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day's date: </text:p>
          </table:table-cell>
          <table:table-cell table:style-name="ce7" office:value-type="string" calcext:value-type="string">
            <text:p>e.g., 11/10/23</text:p>
          </table:table-cell>
          <table:table-cell table:style-name="ce8"/>
          <table: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Semester:</text:p>
          </table:table-cell>
          <table:table-cell table:style-name="ce7" office:value-type="string" calcext:value-type="string">
            <text:p>the current semester (e.g., Fall 23)</text:p>
          </table:table-cell>
          <table:table-cell table:style-name="ce8"/>
          <table: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Your name:</text:p>
          </table:table-cell>
          <table:table-cell table:style-name="ce7" office:value-type="string" calcext:value-type="string">
            <text:p>e.g., Thad Roppel</text:p>
          </table:table-cell>
          <table:table-cell table:style-name="ce8"/>
          <table: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Your AU email:</text:p>
          </table:table-cell>
          <table:table-cell table:style-name="ce7" office:value-type="string" calcext:value-type="string">
            <text:p>e.g. roppeth</text:p>
          </table:table-cell>
          <table:table-cell table:style-name="ce8"/>
          <table:table-cell table:style-name="ce11"/>
          <table:table-cell table:number-columns-repeated="16380"/>
        </table:table-row>
        <table:table-row table:style-name="ro1">
          <table:table-cell table:style-name="ce4" office:value-type="string" calcext:value-type="string">
            <text:p>2nd person:</text:p>
          </table:table-cell>
          <table:table-cell table:style-name="ce7" office:value-type="string" calcext:value-type="string">
            <text:p>name of an alternate member of your team we can contact about this order</text:p>
          </table:table-cell>
          <table:table-cell table:style-name="ce8"/>
          <table:table-cell table:style-name="ce11"/>
          <table:table-cell table:number-columns-repeated="16380"/>
        </table:table-row>
        <table:table-row table:style-name="ro1">
          <table:table-cell table:style-name="ce4" office:value-type="string" calcext:value-type="string">
            <text:p>2nd AU email:</text:p>
          </table:table-cell>
          <table:table-cell table:style-name="ce7" office:value-type="string" calcext:value-type="string">
            <text:p>email of the person listed above</text:p>
          </table:table-cell>
          <table:table-cell table:style-name="ce8"/>
          <table: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Project title:</text:p>
          </table:table-cell>
          <table:table-cell table:style-name="ce7" office:value-type="string" calcext:value-type="string">
            <text:p>Project title. This should be consistent with your weekly reports and your IDR.</text:p>
          </table:table-cell>
          <table:table-cell table:style-name="ce8"/>
          <table:table-cell table:style-name="ce11"/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style-name="ce5" office:value-type="string" calcext:value-type="string">
            <text:p>Line #</text:p>
          </table:table-cell>
          <table:table-cell table:style-name="ce5" office:value-type="string" calcext:value-type="string">
            <text:p>Quantity</text:p>
          </table:table-cell>
          <table:table-cell table:style-name="ce9" office:value-type="string" calcext:value-type="string">
            <text:p>Item Description</text:p>
          </table:table-cell>
          <table:table-cell table:style-name="ce12" office:value-type="string" calcext:value-type="string">
            <text:p>Explain how it is used in your <text:s/>project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Extended Cost</text:p>
          </table:table-cell>
          <table:table-cell table:style-name="ce14" office:value-type="string" calcext:value-type="string">
            <text:p>Shipping</text:p>
          </table:table-cell>
          <table:table-cell table:style-name="ce14" office:value-type="string" calcext:value-type="string">
            <text:p>Total for item</text:p>
          </table:table-cell>
          <table:table-cell table:style-name="ce9" office:value-type="string" calcext:value-type="string">
            <text:p>Vendor</text:p>
          </table:table-cell>
          <table:table-cell table:style-name="ce9" office:value-type="string" calcext:value-type="string">
            <text:p>Link</text:p>
          </table:table-cell>
          <table:table-cell table:style-name="ce9" table:number-columns-repeated="23"/>
          <table:table-cell table:style-name="ce5" table:number-columns-repeated="16351"/>
        </table:table-row>
        <table:table-row table:style-name="ro3"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WWCB Atomic Clock Receiver</text:p>
          </table:table-cell>
          <table:table-cell table:style-name="ce13" office:value-type="string" calcext:value-type="string">
            <text:p>Reverse Engineering to better understand how the receiver and antenna work</text:p>
          </table:table-cell>
          <table:table-cell table:style-name="ce15" office:value-type="float" office:value="12.62" calcext:value-type="float">
            <text:p>$12.62</text:p>
          </table:table-cell>
          <table:table-cell table:style-name="ce15" table:formula="of:=[.B18]*[.E18]" office:value-type="float" office:value="12.62" calcext:value-type="float">
            <text:p>$12.62</text:p>
          </table:table-cell>
          <table:table-cell table:style-name="ce15" office:value-type="float" office:value="0" calcext:value-type="float">
            <text:p>$0.00</text:p>
          </table:table-cell>
          <table:table-cell table:style-name="ce15" table:formula="of:=[.F18]+[.G18]" office:value-type="float" office:value="12.62" calcext:value-type="float">
            <text:p>$12.62</text:p>
          </table:table-cell>
          <table:table-cell table:style-name="ce10" office:value-type="string" calcext:value-type="string">
            <text:p>Amazon</text:p>
          </table:table-cell>
          <table:table-cell table:style-name="ce16" office:value-type="string" calcext:value-type="string">
            <text:p><text:a xlink:href="https://www.amazon.com/CANADUINO-Atomic-Clock-Receiver-60kHz/dp/B01KH3VEGS/ref=d_pd_sbs_sccl_4_1/141-5360326-2722136?pd_rd_w=Dwcf9&amp;content-id=amzn1.sym.979276af-0315-48f7-920c-ae1ddfce33e2&amp;pf_rd_p=979276af-0315-48f7-920c-ae1ddfce33e2&amp;pf_rd_r=G2T726FCCE2QNP0TMPQN&amp;pd_rd_wg=kdfQS&amp;pd_rd_r=8d10b8d8-fe08-472e-b581-6e95b7ca7b67&amp;pd_rd_i=B" xlink:type="simple">https://www.amazon.com/CANADUINO-Atomic-Clock-Receiver-60kHz/dp/B01KH3VEGS/ref=d_pd_sbs_sccl_4_1/141-5360326-2722136?pd_rd_w=Dwcf9&amp;content-id=amzn1.sym.979276af-0315-48f7-920c-ae1ddfce33e2&amp;pf_rd_p=979276af-0315-48f7-920c-ae1ddfce33e2&amp;pf_rd_r=G2T726FCCE2QNP0TMPQN&amp;pd_rd_wg=kdfQS&amp;pd_rd_r=8d10b8d8-fe08-472e-b581-6e95b7ca7b67&amp;pd_rd_i=B</text:a></text:p>
          </table:table-cell>
          <table:table-cell table:style-name="ce10" table:number-columns-repeated="23"/>
        </table:table-row>
        <table:table-row table:style-name="ro4">
          <table:table-cell table:number-columns-repeated="2"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Nucleo-L432KC Microcontroller</text:p>
          </table:table-cell>
          <table:table-cell table:style-name="ce13" office:value-type="string" calcext:value-type="string">
            <text:p>Microprocessor for embedded system (want to order early to avoid backorder delay)</text:p>
          </table:table-cell>
          <table:table-cell table:style-name="ce15" office:value-type="float" office:value="10.7" calcext:value-type="float">
            <text:p>$10.70</text:p>
          </table:table-cell>
          <table:table-cell table:style-name="ce15" table:formula="of:=[.B19]*[.E19]" office:value-type="float" office:value="21.4" calcext:value-type="float">
            <text:p>$21.40</text:p>
          </table:table-cell>
          <table:table-cell table:style-name="ce15" office:value-type="float" office:value="6.99" calcext:value-type="float">
            <text:p>$6.99</text:p>
          </table:table-cell>
          <table:table-cell table:style-name="ce15" table:formula="of:=[.F19]+[.G19]" office:value-type="float" office:value="28.39" calcext:value-type="float">
            <text:p>$28.39</text:p>
          </table:table-cell>
          <table:table-cell table:style-name="ce10" office:value-type="string" calcext:value-type="string">
            <text:p>Digikey</text:p>
          </table:table-cell>
          <table:table-cell table:style-name="ce16" office:value-type="string" calcext:value-type="string">
            <text:p><text:a xlink:href="https://www.digikey.com/en/products/detail/stmicroelectronics/NUCLEO-L432KC/6132763?utm_adgroup=Development%20Boards&amp;utm_source=bing&amp;utm_medium=cpc&amp;utm_campaign=Shopping_Supplier_STMicroelectronics&amp;utm_term=&amp;utm_content=Development%20Boards&amp;utm_id=bi_cmp-420511998_adg-1307319690014219_ad-81707555530696_pla-4585307092660503_dev-c_ext-_prd-6132763&amp;msclkid=f03f6b5459861ced6b980e5ce1d34601" xlink:type="simple">https://www.digikey.com/en/products/detail/stmicroelectronics/NUCLEO-L432KC/6132763?utm_adgroup=Development%20Boards&amp;utm_source=bing&amp;utm_medium=cpc&amp;utm_campaign=Shopping_Supplier_STMicroelectronics&amp;utm_term=&amp;utm_content=Development%20Boards&amp;utm_id=bi_cmp-420511998_adg-1307319690014219_ad-81707555530696_pla-4585307092660503_dev-c_ext-_prd-6132763&amp;msclkid=f03f6b5459861ced6b980e5ce1d34601</text:a></text:p>
          </table:table-cell>
          <table:table-cell table:style-name="ce10"/>
          <table:table-cell table:style-name="ce17"/>
          <table:table-cell table:style-name="ce18"/>
          <table:table-cell table:style-name="ce10" table:number-columns-repeated="20"/>
        </table:table-row>
        <table:table-row table:style-name="ro2">
          <table:table-cell table:number-columns-repeated="2"/>
          <table:table-cell table:style-name="ce10"/>
          <table:table-cell table:style-name="ce13"/>
          <table:table-cell table:style-name="ce15" table:number-columns-repeated="4"/>
          <table:table-cell table:style-name="ce10" table:number-columns-repeated="25"/>
          <table:table-cell table:number-columns-repeated="16351"/>
        </table:table-row>
        <table:table-row table:style-name="ro2">
          <table:table-cell office:value-type="string" calcext:value-type="string">
            <text:p>Total Cost</text:p>
          </table:table-cell>
          <table:table-cell/>
          <table:table-cell table:style-name="ce10"/>
          <table:table-cell table:style-name="ce13"/>
          <table:table-cell table:style-name="ce15"/>
          <table:table-cell table:style-name="ce15" table:formula="of:=SUM([.F18:.F20])" office:value-type="float" office:value="34.02" calcext:value-type="float">
            <text:p>$34.02</text:p>
          </table:table-cell>
          <table:table-cell table:style-name="ce15" table:formula="of:=SUM([.G18:.G20])" office:value-type="float" office:value="6.99" calcext:value-type="float">
            <text:p>$6.99</text:p>
          </table:table-cell>
          <table:table-cell table:style-name="ce15" table:formula="of:=SUM([.H18:.H20])" office:value-type="float" office:value="41.01" calcext:value-type="float">
            <text:p>$41.01</text:p>
          </table:table-cell>
          <table:table-cell table:style-name="ce10" table:number-columns-repeated="25"/>
          <table:table-cell table:number-columns-repeated="16351"/>
        </table:table-row>
        <table:table-row table:style-name="ro5" table:number-rows-repeated="995">
          <table:table-cell table:number-columns-repeated="2"/>
          <table:table-cell table:style-name="ce10"/>
          <table:table-cell table:style-name="ce13"/>
          <table:table-cell table:style-name="ce15" table:number-columns-repeated="4"/>
          <table:table-cell table:style-name="ce10" table:number-columns-repeated="25"/>
          <table:table-cell table:number-columns-repeated="16351"/>
        </table:table-row>
        <table:table-row table:style-name="ro1" table:number-rows-repeated="1047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urchase_20_request" style:display-name="PageStyle_purchase requ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had Roppel</meta:initial-creator>
    <dc:creator>Thad Roppel</dc:creator>
    <meta:creation-date>2023-09-19T15:15:51</meta:creation-date>
    <dc:date>2024-09-29T18:00:13</dc:date>
    <meta:generator>LibreOffice/25.2.3.2$Linux_X86_64 LibreOffice_project/520$Build-2</meta:generator>
    <meta:document-statistic meta:table-count="1" meta:cell-count="53" meta:object-count="0"/>
    <meta:user-defined meta:name="AppVersion">16.0300</meta:user-defined>
  </office:meta>
</office:document-meta>
</file>